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erializationHint.JavaSerializationHint( 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SerializationHint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SerializationHint.getReach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erializationHi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onReachableType( TypeReference reachab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SerializationHi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er( TypeReferenc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